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heydyywelc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46:50</meta:creation-date>
    <dc:date>2018-03-12T14:52:35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1" meta:character-count="15" meta:non-whitespace-character-count="15"/>
  </office:meta>
</office:document-meta>
</file>